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05cm" fo:min-width="1.279cm"/>
    </style:style>
    <style:style style:name="gr2" style:family="graphic" style:parent-style-name="standard">
      <style:graphic-properties draw:textarea-horizontal-align="justify" draw:textarea-vertical-align="middle" draw:auto-grow-height="false" fo:min-height="0.838cm" fo:min-width="0cm"/>
    </style:style>
    <style:style style:name="gr3" style:family="graphic" style:parent-style-name="standard">
      <style:graphic-properties svg:stroke-color="#f58220" draw:fill="none" draw:textarea-horizontal-align="justify" draw:textarea-vertical-align="middle" draw:auto-grow-height="false" fo:min-height="8.055cm" fo:min-width="16.61cm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0.799cm" fo:min-width="0.548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1.259cm" fo:min-width="2.168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893cm" fo:min-width="1.278cm"/>
    </style:style>
    <style:style style:name="gr8" style:family="graphic" style:parent-style-name="standard">
      <style:graphic-properties draw:fill-color="#f58220" draw:textarea-vertical-align="middle" draw:auto-grow-height="false" fo:min-height="1.02cm" fo:min-width="0.861cm"/>
    </style:style>
    <style:style style:name="gr9" style:family="graphic" style:parent-style-name="standard">
      <style:graphic-properties draw:textarea-horizontal-align="justify" draw:textarea-vertical-align="middle" draw:auto-grow-height="false" fo:min-height="0.88cm" fo:min-width="15.19cm"/>
    </style:style>
    <style:style style:name="gr10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fill-color="#390a5d" draw:textarea-horizontal-align="justify" draw:textarea-vertical-align="middle" draw:auto-grow-height="false" fo:min-height="0.11cm" fo:min-width="0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14" style:family="graphic" style:parent-style-name="standard">
      <style:graphic-properties draw:fill-color="#826aaf"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draw:fill-color="#adc5e7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color="#adc5e7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390a5d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826aaf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.02cm" fo:min-width="0cm"/>
    </style:style>
    <style:style style:name="co1" style:family="table-column">
      <style:table-column-properties style:column-width="1.111cm" style:use-optimal-column-width="false"/>
    </style:style>
    <style:style style:name="co2" style:family="table-column">
      <style:table-column-properties style:column-width="1.116cm" style:use-optimal-column-width="false"/>
    </style:style>
    <style:style style:name="co3" style:family="table-column">
      <style:table-column-properties style:column-width="1.783cm" style:use-optimal-column-width="false"/>
    </style:style>
    <style:style style:name="co4" style:family="table-column">
      <style:table-column-properties style:column-width="1.778cm" style:use-optimal-column-width="false"/>
    </style:style>
    <style:style style:name="ro1" style:family="table-row">
      <style:table-row-properties style:row-height="4.29cm"/>
    </style:style>
    <style:style style:name="ro2" style:family="table-row">
      <style:table-row-properties style:row-height="4.296cm"/>
    </style:style>
    <style:style style:name="ro3" style:family="table-row">
      <style:table-row-properties style:row-height="0.972cm"/>
    </style:style>
    <style:style style:name="ce1" style:family="table-cell">
      <loext:graphic-properties draw:fill="solid" draw:fill-color="#fcc79b" draw:textarea-vertical-align="bottom"/>
      <style:paragraph-properties fo:border="0.03pt solid #ffffff"/>
      <style:text-properties style:text-position="0% 100%" fo:font-size="14pt" style:font-size-asian="14pt" style:font-size-complex="14pt"/>
    </style:style>
    <style:style style:name="ce2" style:family="table-cell">
      <loext:graphic-properties draw:fill="solid" draw:fill-color="#fcc79b" draw:textarea-vertical-align="bottom"/>
      <style:paragraph-properties fo:border-left="none" fo:border-right="0.03pt solid #ffffff" fo:border-top="0.03pt solid #ffffff" fo:border-bottom="0.03pt solid #ffffff"/>
      <style:text-properties style:text-position="0% 100%" fo:font-size="14pt" style:font-size-asian="14pt" style:font-size-complex="14pt"/>
    </style:style>
    <style:style style:name="ce3" style:family="table-cell">
      <loext:graphic-properties draw:fill="solid" draw:fill-color="#fcc79b" draw:textarea-vertical-align="bottom"/>
      <style:paragraph-properties fo:border-left="0.03pt solid #ffffff" fo:border-right="none" fo:border-top="0.03pt solid #ffffff" fo:border-bottom="0.03pt solid #ffffff"/>
      <style:text-properties style:text-position="0% 100%" fo:font-size="14pt" style:font-size-asian="14pt" style:font-size-complex="14pt"/>
    </style:style>
    <style:style style:name="ce4" style:family="table-cell">
      <loext:graphic-properties draw:fill="solid" draw:fill-color="#fcc79b" draw:textarea-vertical-align="bottom"/>
      <style:paragraph-properties fo:border-left="0.03pt solid #ffffff" fo:border-right="0.03pt solid #ffffff" fo:border-top="none" fo:border-bottom="0.03pt solid #ffffff"/>
      <style:text-properties style:text-position="0% 100%" fo:font-size="14pt" style:font-size-asian="14pt" style:font-size-complex="14pt"/>
    </style:style>
    <style:style style:name="ce5" style:family="table-cell">
      <loext:graphic-properties draw:fill="solid" draw:fill-color="#adc5e7"/>
      <style:paragraph-properties fo:text-align="center" fo:border="0.03pt solid #ffffff"/>
    </style:style>
    <style:style style:name="ce6" style:family="table-cell">
      <loext:graphic-properties draw:fill="solid" draw:fill-color="#ed1c24"/>
      <style:paragraph-properties fo:text-align="center" fo:border-left="none" fo:border-right="0.03pt solid #ffffff" fo:border-top="0.03pt solid #ffffff" fo:border-bottom="0.03pt solid #ffffff"/>
    </style:style>
    <style:style style:name="ce7" style:family="table-cell">
      <loext:graphic-properties draw:fill="solid" draw:fill-color="#00a65d"/>
      <style:paragraph-properties fo:text-align="center" fo:border-left="none" fo:border-right="0.03pt solid #ffffff" fo:border-top="0.03pt solid #ffffff" fo:border-bottom="0.03pt solid #ffffff"/>
    </style:style>
    <style:style style:name="ce8" style:family="table-cell">
      <loext:graphic-properties draw:fill="solid" draw:fill-color="#390a5d"/>
      <style:paragraph-properties fo:text-align="center" fo:border-left="none" fo:border-right="0.03pt solid #ffffff" fo:border-top="0.03pt solid #ffffff" fo:border-bottom="0.03pt solid #ffffff"/>
      <style:text-properties fo:color="#dddddd"/>
    </style:style>
    <style:style style:name="ce9" style:family="table-cell">
      <loext:graphic-properties draw:fill="solid" draw:fill-color="#826aaf"/>
      <style:paragraph-properties fo:text-align="center" fo:border-left="none" fo:border-right="0.03pt solid #ffffff" fo:border-top="0.03pt solid #ffffff" fo:border-bottom="0.03pt solid #ffffff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style:text-properties style:text-position="0% 100%"/>
    </style:style>
    <style:style style:name="P5" style:family="paragraph">
      <loext:graphic-properties draw:fill-color="#390a5d"/>
      <style:paragraph-properties fo:text-align="center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-color="#826aaf"/>
      <style:paragraph-properties fo:text-align="center"/>
    </style:style>
    <style:style style:name="P9" style:family="paragraph">
      <loext:graphic-properties draw:fill-color="#adc5e7"/>
      <style:paragraph-properties fo:text-align="center"/>
    </style:style>
    <style:style style:name="P10" style:family="paragraph">
      <style:paragraph-properties fo:text-align="center"/>
      <style:text-properties fo:color="#ddddd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eeeeee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position="0% 100%" fo:font-size="14pt" style:font-size-asian="14pt" style:font-size-complex="14pt"/>
    </style:style>
    <style:style style:name="T2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2.667cm" svg:x="8.997cm" svg:y="2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0.635cm" svg:height="1.243cm" svg:x="9.569cm" svg:y="5.3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7.11cm" svg:height="8.305cm" draw:transform="skewX (-0.00575958653158128) rotate (-0.00575958653158117) translate (2.178cm 6.31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97cm" svg:height="1.397cm" svg:x="6.08cm" svg:y="9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1.397cm" svg:height="1.397cm" svg:x="7.78cm" svg:y="9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1.397cm" svg:height="1.397cm" svg:x="9.58cm" svg:y="9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1.397cm" svg:height="1.397cm" svg:x="11.38cm" svg:y="9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1.397cm" svg:height="1.397cm" svg:x="13.08cm" svg:y="9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1.397cm" svg:height="1.397cm" svg:x="4.28cm" svg:y="9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.667cm" svg:height="2.413cm" svg:x="15.324cm" svg:y="11.855cm">
          <text:p text:style-name="P1">Local<text:line-break/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draw:line-skew="-0.885cm" svg:x1="15.074cm" svg:y1="9.916cm" svg:x2="16.741cm" svg:y2="11.753cm" svg:d="M15074 9916v34h1667v1803" svg:viewBox="0 0 1668 1838">
          <text:p/>
        </draw:connector>
        <draw:custom-shape draw:style-name="gr7" draw:text-style-name="P3" draw:layer="layout" svg:width="1.778cm" svg:height="1.143cm" svg:x="8.997cm" svg:y="6.618cm">
          <text:p text:style-name="P1">DP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1.361cm" svg:height="1.27cm" svg:x="9.191cm" svg:y="7.934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9" draw:text-style-name="P1" draw:layer="layout" svg:width="19.59cm" svg:height="2.259cm" svg:x="1cm" svg:y="15.646cm">
          <text:p text:style-name="P1">Syncing proces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standard" draw:layer="layout" svg:width="17.78cm" svg:height="8.585cm" svg:x="2.199cm" svg:y="19.6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0</text:span></text:p>
              </table:table-cell>
              <table:table-cell table:style-name="ce2"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1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2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3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4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5</text:span></text:p>
              </table:table-cell>
              <table:table-cell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>6</text:span></text:p>
              </table:table-cell>
              <table:table-cell>
                <text:p text:style-name="P4"><text:span text:style-name="T1">7</text:span></text:p>
              </table:table-cell>
              <table:table-cell>
                <text:p text:style-name="P4"><text:span text:style-name="T1">8</text:span></text:p>
              </table:table-cell>
              <table:table-cell>
                <text:p text:style-name="P4"><text:span text:style-name="T1">9</text:span></text:p>
              </table:table-cell>
              <table:table-cell table:style-name="ce3">
                <text:p text:style-name="P4"><text:span text:style-name="T1">1</text:span><text:span text:style-name="T1">0</text:span></text:p>
              </table:table-cell>
              <table:table-cell>
                <text:p text:style-name="P4"><text:span text:style-name="T1">1</text:span><text:span text:style-name="T1">1</text:span></text:p>
              </table:table-cell>
              <table:table-cell table:style-name="ce2">
                <text:p text:style-name="P4"><text:span text:style-name="T1">12</text:span></text:p>
              </table:table-cell>
              <table:table-cell>
                <text:p text:style-name="P4"><text:span text:style-name="T1">1</text:span><text:span text:style-name="T1">3</text:span></text:p>
              </table:table-cell>
              <table:table-cell>
                <text:p text:style-name="P4"><text:span text:style-name="T1">14</text:span></text:p>
              </table:table-cell>
              <table:table-cell>
                <text:p text:style-name="P4"><text:span text:style-name="T1">1</text:span><text:span text:style-name="T1">5</text:span></text:p>
              </table:table-cell>
            </table:table-row>
            <table:table-row table:style-name="ro2" table:default-cell-style-name="ce1">
              <table:table-cell table:style-name="ce4">
                <text:p text:style-name="P4"><text:span text:style-name="T1">16</text:span></text:p>
              </table:table-cell>
              <table:table-cell>
                <text:p text:style-name="P4"><text:span text:style-name="T1">1</text:span><text:span text:style-name="T1">7</text:span></text:p>
              </table:table-cell>
              <table:table-cell>
                <text:p text:style-name="P4"><text:span text:style-name="T1">18</text:span></text:p>
              </table:table-cell>
              <table:table-cell>
                <text:p text:style-name="P4"><text:span text:style-name="T1">1</text:span><text:span text:style-name="T1">9</text:span></text:p>
              </table:table-cell>
              <table:table-cell>
                <text:p text:style-name="P4"><text:span text:style-name="T1">20</text:span></text:p>
              </table:table-cell>
              <table:table-cell>
                <text:p text:style-name="P4"><text:span text:style-name="T1">2</text:span><text:span text:style-name="T1">1</text:span></text:p>
              </table:table-cell>
              <table:table-cell>
                <text:p text:style-name="P4"><text:span text:style-name="T1">22</text:span></text:p>
              </table:table-cell>
              <table:table-cell>
                <text:p text:style-name="P4"><text:span text:style-name="T1">2</text:span><text:span text:style-name="T1">3</text:span></text:p>
              </table:table-cell>
              <table:table-cell>
                <text:p text:style-name="P4"><text:span text:style-name="T1">24</text:span></text:p>
              </table:table-cell>
              <table:table-cell>
                <text:p text:style-name="P4"><text:span text:style-name="T1">2</text:span><text:span text:style-name="T1">5</text:span></text:p>
              </table:table-cell>
              <table:table-cell>
                <text:p text:style-name="P4"><text:span text:style-name="T1">26</text:span></text:p>
              </table:table-cell>
              <table:table-cell table:style-name="ce4">
                <text:p text:style-name="P4"><text:span text:style-name="T1">2</text:span><text:span text:style-name="T1">7</text:span></text:p>
              </table:table-cell>
              <table:table-cell>
                <text:p text:style-name="P4"><text:span text:style-name="T1">28</text:span></text:p>
              </table:table-cell>
              <table:table-cell>
                <text:p text:style-name="P4"><text:span text:style-name="T1">2</text:span><text:span text:style-name="T1">9</text:span></text:p>
              </table:table-cell>
              <table:table-cell>
                <text:p text:style-name="P4"><text:span text:style-name="T1">30</text:span></text:p>
              </table:table-cell>
              <table:table-cell>
                <text:p text:style-name="P4"><text:span text:style-name="T1">3</text:span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" draw:layer="layout" svg:width="0.508cm" svg:height="0.508cm" svg:x="2.317cm" svg:y="20.7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0.508cm" svg:height="0.508cm" svg:x="3.46cm" svg:y="19.9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0.508cm" svg:height="0.508cm" svg:x="3.46cm" svg:y="20.7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draw:layer="layout" svg:width="0.508cm" svg:height="0.508cm" svg:x="4.576cm" svg:y="19.9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7" draw:layer="layout" svg:width="0.508cm" svg:height="0.508cm" svg:x="5.746cm" svg:y="19.9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508cm" svg:height="0.508cm" svg:x="2.317cm" svg:y="21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508cm" svg:height="0.508cm" svg:x="2.317cm" svg:y="22.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508cm" svg:height="0.508cm" svg:x="2.317cm" svg:y="19.9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draw:layer="layout" svg:width="0.508cm" svg:height="0.508cm" svg:x="4.576cm" svg:y="20.7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6" draw:layer="layout" svg:width="0.508cm" svg:height="0.508cm" svg:x="4.577cm" svg:y="21.6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8" draw:layer="layout" svg:width="0.508cm" svg:height="0.508cm" svg:x="6.777cm" svg:y="19.9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8" draw:layer="layout" svg:width="0.508cm" svg:height="0.508cm" svg:x="6.777cm" svg:y="20.7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8" draw:layer="layout" svg:width="0.508cm" svg:height="0.508cm" svg:x="6.778cm" svg:y="21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508cm" svg:height="0.508cm" svg:x="9.061cm" svg:y="19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508cm" svg:height="0.508cm" svg:x="9.061cm" svg:y="20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9" draw:layer="layout" svg:width="0.508cm" svg:height="0.508cm" svg:x="7.947cm" svg:y="19.9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standard" draw:layer="layout" svg:width="10.692cm" svg:height="0.971cm" svg:x="4.15cm" svg:y="11.2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6">
              <table:table-cell table:style-name="ce5">
                <text:p text:style-name="P1">5</text:p>
              </table:table-cell>
              <table:table-cell>
                <text:p text:style-name="P1">3</text:p>
              </table:table-cell>
              <table:table-cell table:style-name="ce7">
                <text:p text:style-name="P1">2</text:p>
              </table:table-cell>
              <table:table-cell>
                <text:p text:style-name="P1">3</text:p>
              </table:table-cell>
              <table:table-cell table:style-name="ce8">
                <text:p text:style-name="P10"><text:span text:style-name="T2">1</text:span></text:p>
              </table:table-cell>
              <table:table-cell table:style-name="ce9">
                <text:p text:style-name="P1">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11" draw:layer="layout" svg:width="5.116cm" svg:height="0.962cm" svg:x="11.087cm" svg:y="6.799cm">
          <draw:text-box>
            <text:p>Split into chunks</text:p>
          </draw:text-box>
        </draw:frame>
        <draw:frame draw:style-name="gr16" draw:text-style-name="P11" draw:layer="layout" svg:width="2.648cm" svg:height="0.962cm" svg:x="4.229cm" svg:y="8.423cm">
          <draw:text-box>
            <text:p>Chunks</text:p>
          </draw:text-box>
        </draw:frame>
        <draw:frame draw:style-name="gr16" draw:text-style-name="P11" draw:layer="layout" svg:width="3.88cm" svg:height="0.962cm" svg:x="11.141cm" svg:y="3.197cm">
          <draw:text-box>
            <text:p>Source blob</text:p>
          </draw:text-box>
        </draw:frame>
        <draw:line draw:style-name="gr17" draw:text-style-name="P2" draw:layer="layout" svg:x1="5.064cm" svg:y1="12.379cm" svg:x2="8.239cm" svg:y2="19.491cm">
          <text:p/>
        </draw:line>
        <draw:line draw:style-name="gr18" draw:text-style-name="P2" draw:layer="layout" svg:x1="6.842cm" svg:y1="12.125cm" svg:x2="6.08cm" svg:y2="19.491cm">
          <text:p/>
        </draw:line>
        <draw:line draw:style-name="gr19" draw:text-style-name="P2" draw:layer="layout" svg:x1="8.493cm" svg:y1="12.252cm" svg:x2="4.81cm" svg:y2="19.491cm">
          <text:p/>
        </draw:line>
        <draw:line draw:style-name="gr18" draw:text-style-name="P2" draw:layer="layout" svg:x1="10.398cm" svg:y1="12.379cm" svg:x2="6.207cm" svg:y2="19.491cm">
          <text:p/>
        </draw:line>
        <draw:line draw:style-name="gr20" draw:text-style-name="P2" draw:layer="layout" svg:x1="12.176cm" svg:y1="12.252cm" svg:x2="3.667cm" svg:y2="19.491cm">
          <text:p/>
        </draw:line>
        <draw:line draw:style-name="gr21" draw:text-style-name="P2" draw:layer="layout" svg:x1="13.954cm" svg:y1="12.379cm" svg:x2="6.969cm" svg:y2="19.491cm">
          <text:p/>
        </draw:line>
        <draw:frame draw:style-name="gr22" draw:text-style-name="P12" draw:layer="layout" svg:width="11.348cm" svg:height="1.673cm" svg:x="3.648cm" svg:y="12.614cm">
          <draw:text-box>
            <text:p>Content-addressed chunks are synced<text:line-break/>to nodes in the bin they fall into</text:p>
          </draw:text-box>
        </draw:frame>
        <draw:frame draw:style-name="gr23" draw:text-style-name="P12" draw:layer="layout" svg:width="8.128cm" svg:height="3.095cm" svg:x="10.344cm" svg:y="19.88cm">
          <draw:text-box>
            <text:p>Nodes upon receiving chunks sync them to<text:line-break/>other nodes in the same address space</text:p>
          </draw:text-box>
        </draw:frame>
        <draw:frame draw:style-name="gr16" draw:text-style-name="P11" draw:layer="layout" svg:width="4.058cm" svg:height="0.962cm" svg:x="15.421cm" svg:y="5.502cm">
          <draw:text-box>
            <text:p>Swarm node</text:p>
          </draw:text-box>
        </draw:frame>
        <draw:frame draw:style-name="gr16" draw:text-style-name="P14" draw:layer="layout" svg:width="9.769cm" svg:height="1.195cm" svg:x="5.236cm" svg:y="0.6cm">
          <draw:text-box>
            <text:p text:style-name="P13">Swarm upload proc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54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6:40:42.426285730</meta:creation-date>
    <dc:date>2018-05-17T10:51:23.273315275</dc:date>
    <meta:editing-duration>PT1H45M39S</meta:editing-duration>
    <meta:editing-cycles>17</meta:editing-cycles>
    <meta:generator>LibreOffice/6.0.3.2$Linux_X86_64 LibreOffice_project/00m0$Build-2</meta:generator>
    <meta:document-statistic meta:object-count="45"/>
  </office:meta>
</office:document-meta>
</file>